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Normale">
      <style:text-properties style:font-name="Times New Roman" fo:font-size="10.5pt" style:font-size-asian="10.5pt" style:font-size-complex="10.5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#ffff00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3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4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.101cm" fo:text-align="justify" style:justify-single-word="false" fo:text-indent="1.251cm" style:auto-text-indent="false" style:page-number="auto"/>
      <style:text-properties style:font-name="Arial" fo:font-size="11pt" fo:background-color="transparent" style:font-size-asian="11pt" style:font-size-complex="11pt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7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5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1" style:family="paragraph" style:parent-style-name="Text_20_body">
      <style:text-properties style:font-name="Times New Roman" fo:font-size="10.5pt" style:font-size-asian="10.5pt" style:font-size-complex="10.5pt"/>
    </style:style>
    <style:style style:name="P5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 style:snap-to-layout-grid="false"/>
      <style:text-properties style:font-name="Arial" fo:font-size="10.5pt" style:font-size-asian="10.5pt" style:font-name-complex="Arial" style:font-size-complex="10.5pt"/>
    </style:style>
    <style:style style:name="P54" style:family="paragraph" style:parent-style-name="Standard">
      <style:paragraph-properties fo:margin-left="1.242cm" fo:margin-right="0cm" fo:text-align="justify" style:justify-single-word="false" fo:orphans="2" fo:widows="2" fo:text-indent="-0.025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55" style:family="paragraph" style:parent-style-name="Normale">
      <style:text-properties style:font-name="Arial" fo:font-size="9pt" style:font-size-asian="9pt" style:font-size-complex="9pt"/>
    </style:style>
    <style:style style:name="P56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59" style:family="paragraph" style:parent-style-name="Standard" style:list-style-name="L1" style:master-page-name="">
      <style:paragraph-properties fo:margin-left="1.316cm" fo:margin-right="0cm" fo:margin-top="0cm" fo:margin-bottom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60" style:family="paragraph" style:parent-style-name="Standard" style:list-style-name="L1">
      <style:paragraph-properties fo:margin-left="1.316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fo:background-color="transparent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style:text-underline-style="none" style:font-size-asian="11pt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background-color="#ffff00" style:font-size-asian="11pt" style:font-size-complex="11pt"/>
    </style:style>
    <style:style style:name="T15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7" style:family="text">
      <style:text-properties style:font-name="Arial" fo:font-size="11pt" fo:font-style="normal" fo:background-color="transparent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style="normal" fo:background-color="#ffff00" style:font-size-asian="11pt" style:font-style-asian="normal" style:font-size-complex="11pt" style:font-style-complex="normal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background-color="#ffff00"/>
    </style:style>
    <style:style style:name="T21" style:family="text">
      <style:text-properties style:font-name="Arial" fo:font-weight="normal" fo:background-color="transparent" style:font-weight-asian="normal" style:font-weight-complex="normal"/>
    </style:style>
    <style:style style:name="T2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Arial" fo:font-size="9pt" style:font-size-asian="9pt" style:font-size-complex="9pt"/>
    </style:style>
    <style:style style:name="T24" style:family="text">
      <style:text-properties style:font-name="Arial" fo:font-size="9pt" fo:background-color="#ffff00" style:font-size-asian="9pt" style:font-size-complex="9pt"/>
    </style:style>
    <style:style style:name="T25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6" style:family="text">
      <style:text-properties style:font-name="Arial" fo:font-style="normal" fo:background-color="transparent" style:font-style-asian="normal" style:font-style-complex="normal"/>
    </style:style>
    <style:style style:name="T27" style:family="text">
      <style:text-properties style:font-name="Arial" fo:font-style="normal" fo:background-color="#ffff00" style:font-style-asian="normal" style:font-style-complex="normal"/>
    </style:style>
    <style:style style:name="T28" style:family="text">
      <style:text-properties style:font-name="Arial" fo:font-size="10.5pt" fo:font-style="normal" fo:background-color="transparent" style:font-size-asian="10.5pt" style:font-style-asian="normal" style:font-size-complex="10.5pt" style:font-style-complex="normal"/>
    </style:style>
    <style:style style:name="T29" style:family="text">
      <style:text-properties style:font-name="Arial" fo:font-size="10.5pt" fo:font-style="normal" fo:background-color="#ffff00" style:font-size-asian="10.5pt" style:font-style-asian="normal" style:font-size-complex="10.5pt" style:font-style-complex="normal"/>
    </style:style>
    <style:style style:name="T30" style:family="text">
      <style:text-properties style:font-name="Arial" fo:font-size="10.5pt" fo:font-style="normal" fo:font-weight="normal" fo:background-color="#ffff0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font-name="Arial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fo:font-size="9pt" style:text-underline-style="none" fo:background-color="#ffff00" style:font-size-asian="9pt" style:font-size-complex="9pt"/>
    </style:style>
    <style:style style:name="T33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4" style:family="text">
      <style:text-properties fo:background-color="#ffff00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7">RACCOMANDATA A.R al richiedente</text:p>
            <text:p text:style-name="P15">inviata a mezzo pec al tecnico</text:p>
            <text:p text:style-name="P16">oppure</text:p>
            <text:p text:style-name="P14"><text:span text:style-name="Car._20_predefinito_20_paragrafo"><text:span text:style-name="T32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11"/></text:span></text:p>
      <text:p text:style-name="Text_20_body"><text:span text:style-name="Car._20_predefinito_20_paragrafo"><text:span text:style-name="T11">CLASSIFICAZIONE ${documentRoot.protocollo.CLASS_COD_DEFINITIVO} - ${documentRoot.protocollo.FASCICOLO_ANNO_DEFINITIVO}/${documentRoot.protocollo.FASCICOLO_NUMERO_DEFINITIVO} </text:span></text:span></text:p>
      <text:p text:style-name="P51"><text:span text:style-name="Car._20_predefinito_20_paragrafo"><text:span text:style-name="T10">Prot. Numero: </text:span></text:span><text:bookmark text:name="i0RCdc"/><text:span text:style-name="Car._20_predefinito_20_paragrafo"><text:span text:style-name="T10">${documentRoot.protocollo.NUMERO_PROTOCOLLO}</text:span></text:span><text:span text:style-name="Car._20_predefinito_20_paragrafo"><text:span text:style-name="T11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2">Da citare nella risposta:</text:span></text:span></text:p>
            <text:p text:style-name="Normale"><text:span text:style-name="Car._20_predefinito_20_paragrafo"><text:span text:style-name="T23">pratica <text:s/>[numero] - </text:span></text:span><text:span text:style-name="Car._20_predefinito_20_paragrafo"><text:span text:style-name="T24">sigla</text:span></text:span></text:p>
            <text:p text:style-name="Normale"><text:span text:style-name="Car._20_predefinito_20_paragrafo"><text:span text:style-name="T23"/></text:span></text:p>
            <text:p text:style-name="Normale"><text:span text:style-name="Car._20_predefinito_20_paragrafo"><text:span text:style-name="T25"/></text:span>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6">in qualità di [richiedenti.titolo]</text:p>
            <text:p text:style-name="P26">della [richiedenti.ragsoc]</text:p>
            <text:p text:style-name="P26">[richiedenti.sede]</text:p>
            <text:p text:style-name="P26">[richiedenti.capd] [richiedenti.comuned] ([richiedenti.provd])</text:p>
            <text:p text:style-name="P21">[richiedenti.pec]</text:p>
            <text:p text:style-name="P26"/>
          </table:table-cell>
        </table:table-row>
        <table:table-row>
          <table:table-cell table:style-name="Tabella6.A1" office:value-type="string">
            <text:p text:style-name="P55">Allegati: //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[progettisti.nominativo;block=tbs:row;]</text:p>
            <text:p text:style-name="P26">[progettisti.indirizzo]</text:p>
            <text:p text:style-name="P27"><text:span text:style-name="Car._20_predefinito_20_paragrafo"><text:span text:style-name="T9">[progettisti.cap] [progettisti.comune] ([progettisti.prov])</text:span></text:span></text:p>
            <text:p text:style-name="P27"><text:span text:style-name="Car._20_predefinito_20_paragrafo"><text:span text:style-name="T9">[progettisti.pec]</text:span></text:span></text:p>
            <text:p text:style-name="P27"><text:span text:style-name="Car._20_predefinito_20_paragrafo"><text:span text:style-name="T13"/></text:span></text:p>
          </table:table-cell>
        </table:table-row>
      </table:table>
      <text:p text:style-name="P28"/>
      <text:p text:style-name="P2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0">Oggetto:</text:p>
          </table:table-cell>
          <table:table-cell table:style-name="Tabella2.A1" office:value-type="string">
            <text:p text:style-name="P56"><text:span text:style-name="Car._20_predefinito_20_paragrafo"><text:span text:style-name="T16">${documentRoot.protocollo.OGGETTO_PROTOCOLLO_DEFINITIVO} </text:span></text:span></text:p>
          </table:table-cell>
        </table:table-row>
      </table:table>
      <text:p text:style-name="P31"/>
      <text:p text:style-name="P58"><text:span text:style-name="T9">[tipo_pratica] richiesta con istanza presentata in data [data_presentazione] recepita in atti [data_presentazione] al prot. [protocollo] del [data_protocollo] riguardante “[oggetto]” presso l’immobile sito in Savona, [ubicazione]. <text:s/></text:span><text:span text:style-name="Car._20_predefinito_20_paragrafo"><text:span text:style-name="T26">Comunicazione del responsabile del procedimento. <text:s/></text:span></text:span><text:span text:style-name="Car._20_predefinito_20_paragrafo"><text:span text:style-name="T27">****Comunicazioni e <text:s/>*********richiesta documentazione integrativa.</text:span></text:span></text:p>
      <text:p text:style-name="P58"><text:span text:style-name="Car._20_predefinito_20_paragrafo"><text:span text:style-name="T27"/></text:span></text:p>
      <text:p text:style-name="P58"><text:span text:style-name="Car._20_predefinito_20_paragrafo"><text:span text:style-name="T27"/></text:span></text:p>
      <text:p text:style-name="P58"><text:span text:style-name="Car._20_predefinito_20_paragrafo"><text:span text:style-name="T27"/></text:span></text:p>
      <text:p text:style-name="P35">In riferimento alla richiesta di cui all’oggetto ed ai sensi dell’art.7 della Legge 7 agosto 1990, n° 241 e smi, <text:s/>si comunica che<text:span text:style-name="T5"> il responsabile del procedimento è l'arch. Sandra Venturi.</text:span><text:span text:style-name="T6"> </text:span></text:p>
      <text:p text:style-name="P36">Per informazioni relative alla sua pratica può rivolgersi, nell'orario dedicato al ricevimento, all'istruttore tecnico <text:s/>[istruttore_tecnico].</text:p>
      <text:p text:style-name="P35"><text:soft-page-break/><text:span text:style-name="T33">Si rende noto che è possibile prendere visione degli atti del procedimento presso gli uffici di questo Settore, Servizio Pianificazione, nell'orario d’ufficio sotto indicato.</text:span><text:span text:style-name="T8"><text:tab/></text:span></text:p>
      <text:p text:style-name="P39">(solo in caso di comunicazioni sulla tipologia della pratica o di richiesta integrazioni inserire, a seconda della casistica, le parti seguenti)</text:p>
      <text:p text:style-name="P35"/>
      <text:p text:style-name="P41">caso 1) </text:p>
      <text:p text:style-name="P36">Si rileva che l'intervento proposto, <text:span text:style-name="T34">consistente in *******</text:span>, <text:s/>rientra nelle fattispecie escluse dall'autorizzazione paesaggistica di cui all'Allegato “A” al DPR 13.02.2017 n.31 “<text:span text:style-name="T35">Regolamento recante l'individuazione degli interventi esclusi dall'autorizzazione paesaggistica o sottoposti a procedura autorizzatoria semplificata</text:span>”, <text:s/>ricadendo in particolare nella tipologia <text:s/>di cui <text:span text:style-name="T34">al punto ****</text:span> del citato allegato.</text:p>
      <text:p text:style-name="P37">Pertanto non si darà corso all'istanza in oggetto che verrà <text:s/>conseguentemente archiviata.</text:p>
      <text:p text:style-name="P35"/>
      <text:p text:style-name="P41">caso 2) </text:p>
      <text:p text:style-name="P36">Si rileva che l'intervento proposto, <text:span text:style-name="T34">consistente in *******</text:span>, <text:s/>non <text:s/>è soggetto ad autorizzazione paesaggistica ai sensi dell'art. 149 “<text:span text:style-name="T35">interventi non soggetti ad autorizzazione</text:span>” del Dlgs 42 del 22.01.2004 “<text:span text:style-name="T35">Codice dei beni culturali e del paesaggio</text:span>”, <text:s/>in quanto riconducibile alla <text:span text:style-name="T34">lettera ****</text:span> del comma 1 del citato articolo:</text:p>
      <text:p text:style-name="P36"><text:span text:style-name="T34">**********a) </text:span>interventi di manutenzione ordinaria, straordinaria, di consolidamento statico e di restauro conservativo che non alterino lo stato dei luoghi e l'aspetto esteriore degli edifici;</text:p>
      <text:p text:style-name="P36"><text:span text:style-name="T34">**********b) </text:span>interventi inerenti l'esercizio dell'attività agro-silvo-pastorale che non comportino alterazione permanente dello stato dei luoghi con costruzioni edilizie ed altre opere civili, e sempre che si tratti di attività ed opere che non alterino l'assetto idrogeologico del territorio;</text:p>
      <text:p text:style-name="P36"><text:span text:style-name="T34">***********c) </text:span>taglio colturale, forestazione, riforestazione, opere di bonifica, antincendio e di conservazione da eseguirsi nei boschi e nelle foreste indicati dall'articolo 142, comma 1, lettera g), purché previsti ed autorizzati in base alla normativa in materia</text:p>
      <text:p text:style-name="P37">Pertanto non si darà corso all'istanza in oggetto che verrà <text:s/>conseguentemente archiviata.</text:p>
      <text:p text:style-name="P36"/>
      <text:p text:style-name="P38">caso 3) </text:p>
      <text:p text:style-name="P36">Si rileva che per l'intervento proposto, <text:span text:style-name="T34">consistente in *******</text:span>, non trova applicazione la procedura semplificata di rilascio dell'autorizzazione paesaggistica di cui al DPR 13.02.2017 n.31 “<text:span text:style-name="T35">Regolamento recante l'individuazione degli interventi esclusi dall'autorizzazione paesaggistica o sottoposti a procedura autorizzatoria semplificata</text:span>”, <text:s/>in quanto non riconducibile a nessuna delle fattispecie di cui all'Allegato “B” a l suddetto decreto.</text:p>
      <text:p text:style-name="P37">Per l'istanza in oggetto trova pertanto applicazione il procedimento ordinario di rilascio dell'autorizzazione paesaggistica di cui all'art. 146 del D. Lgs. n. 42/2004.</text:p>
      <text:p text:style-name="P54"><text:s/></text:p>
      <text:p text:style-name="P40"/>
      <text:p text:style-name="P41">(caso richiesta integrazioni_ procedimento semplificato)</text:p>
      <text:p text:style-name="P45">Per quanto attiene la documentazione progettuale prodotta si comunica quanto segue:</text:p>
      <text:list xml:id="list893467064687743306" text:style-name="L1">
        <text:list-item>
          <text:p text:style-name="P59">…........</text:p>
        </text:list-item>
        <text:list-item>
          <text:p text:style-name="P60">…....<text:tab/></text:p>
        </text:list-item>
      </text:list>
      <text:p text:style-name="P43"><text:tab/>Alla luce di quanto sopra si richiede, ai sensi dell'art.11, comma 5 del DPR 31/2017 la seguente documentazione integrativa (in tre copie):</text:p>
      <text:p text:style-name="P43"/>
      <text:p text:style-name="P44">Si comunica che il procedimento in oggetto resta sospeso sino alla ricezione della documentazione sopra richiesta, da prodursi entro 10 giorni dal ricevimento della presente, ai sensi dell'art.11, comma 5 del DPR 31/2017.</text:p>
      <text:p text:style-name="P42"/>
      <text:p text:style-name="P42"><text:soft-page-break/></text:p>
      <text:p text:style-name="P42"/>
      <text:p text:style-name="P41">(caso richiesta integrazioni_ procedimento ordinario)</text:p>
      <text:p text:style-name="P45">Per quanto attiene la documentazione progettuale prodotta si comunica quanto segue:</text:p>
      <text:list xml:id="list34736551" text:continue-numbering="true" text:style-name="L1">
        <text:list-item>
          <text:p text:style-name="P59">…........</text:p>
        </text:list-item>
        <text:list-item>
          <text:p text:style-name="P60">…....<text:tab/></text:p>
        </text:list-item>
      </text:list>
      <text:p text:style-name="P43"><text:tab/>Alla luce di quanto sopra si richiede, ai sensi dell'art.146, comma 7 del Dlgs 42/2004 la seguente documentazione integrativa (in tre copie):</text:p>
      <text:p text:style-name="P43"/>
      <text:p text:style-name="P44">Si comunica che, sino ad avvenuta trasmissione di quanto ivi richiesto, non si potrà dare ulteriore corso all'iter istruttorio.</text:p>
      <text:p text:style-name="P41"/>
      <text:p text:style-name="P35">Distinti saluti.</text:p>
      <text:p text:style-name="P3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53">IL RESPONSABILE TECNICO DEI PROCEDIMENTI IN MATERIA PAESAGGISTICA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2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8">REFERENTI PER LA PRATICA:</text:p>
      <text:p text:style-name="P19">Istruttore della pratica: <text:span text:style-name="T7"><text:s/>[istruttore_tecnico]</text:span> (0198310 <text:s text:c="8"/>)</text:p>
      <text:p text:style-name="P19">Responsabile tecnico dei procedimenti in materia paesaggistica Arch. Sandra Venturi</text:p>
      <text:p text:style-name="P3"><text:span text:style-name="Car._20_predefinito_20_paragrafo"><text:span text:style-name="T3"/></text:span></text:p>
      <text:p text:style-name="P48"/>
      <text:p text:style-name="P48"/>
      <text:p text:style-name="P48"/>
      <text:p text:style-name="P48"/>
      <text:p text:style-name="P48">INFORMATIVA SULLA PRIVACY AI SENSI DEL REGOLAMENTO EUROPEO PER LA PROTEZIONE DEI DATI 2016/679</text:p>
      <text:p text:style-name="P50">La informiamo che i dati personali e sensibili da lei forniti e quelli che eventualmente fornirà anche successivamente formeranno oggetto di trattamento nel rispetto della normativa sopra richiamata.</text:p>
      <text:p text:style-name="P50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9">Titolare del trattamento e RPD</text:p>
      <text:p text:style-name="P50">Ai sensi dell’art. 13 del GDPR è possibile rivolgersi al RPD nominato dal Comune per eventuali chiarimenti in materia di tutela dati personali.</text:p>
      <text:p text:style-name="P49">Finalità e modalità del trattamento</text:p>
      <text:p text:style-name="P50">Il Comune di Savona, titolare del trattamento, tratta i dati personali liberamente conferiti, esclusivamente per finalità istituzionali.</text:p>
      <text:p text:style-name="P49">Consenso</text:p>
      <text:p text:style-name="P50">Il consenso del trattamento ai fini istituzionali è necessario ed obbligatorio per le finalità stesse.</text:p>
      <text:p text:style-name="P49">Periodo di conservazione</text:p>
      <text:p text:style-name="P50">I dati personali verranno conservati per un arco di tempo non superiore al conseguimento delle finalità per le quali i dati personali sono trattati (finalità istituzionali e non commerciali).</text:p>
      <text:p text:style-name="P49">Diritti del cittadino/interessato</text:p>
      <text:p text:style-name="P50"><text:soft-page-break/>Il cittadino/L’interessato avrà in qualsiasi momento piena facoltà di esercitare i diritti previsti dalla normativa vigente; potrà far valere i propri diritti rivolgendosi al Comune di Savona</text:p>
      <text:p text:style-name="P50">I diritti del cittadino/dell’interessato sono quelli previsti dal Regolamento UE 2016/679 (GDPR). </text:p>
      <text:p text:style-name="P50">Il cittadino/L’interessato può:</text:p>
      <text:p text:style-name="P52">- ricevere conferma dell’esistenza dei dati suoi personali e richiedere l’accesso al loro contenuto</text:p>
      <text:p text:style-name="P52">- aggiornare, modificare e/o correggere i suoi dati personali</text:p>
      <text:p text:style-name="P52">- chiedere la cancellazione, la trasformazione in forma anonima, il blocco dei suoi dati trattati in violazione di <text:s text:c="2"/></text:p>
      <text:p text:style-name="P52"><text:s text:c="3"/>legge</text:p>
      <text:p text:style-name="P52">- chiedere la limitazione del trattamento</text:p>
      <text:p text:style-name="P4">- opporsi per motivi legittimi al trattamento</text:p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1:52.49</dc:date>
    <meta:print-date>2013-02-20T09:35:00</meta:print-date>
    <meta:editing-cycles>46</meta:editing-cycles>
    <meta:editing-duration>PT3H34M43S</meta:editing-duration>
    <meta:generator>OpenOffice/4.0.0$Win32 OpenOffice.org_project/400m3$Build-9702</meta:generator>
    <meta:document-statistic meta:table-count="5" meta:image-count="1" meta:object-count="0" meta:page-count="4" meta:paragraph-count="97" meta:word-count="1008" meta:character-count="8002"/>
  </office:meta>
</office:document-meta>
</file>